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erif" fo:font-size="20pt" fo:font-style="italic" style:text-underline-style="solid" style:text-underline-width="auto" style:text-underline-color="font-color" fo:font-weight="bold" officeooo:rsid="0012b42e" officeooo:paragraph-rsid="0012b42e" style:font-size-asian="17.5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text-properties style:font-name="Liberation Serif" fo:font-size="20pt" fo:font-style="italic" style:text-underline-style="solid" style:text-underline-width="auto" style:text-underline-color="font-color" fo:font-weight="normal" officeooo:rsid="0012b42e" officeooo:paragraph-rsid="0012b42e" style:font-size-asian="17.5pt" style:font-style-asian="italic" style:font-weight-asian="normal" style:font-size-complex="20pt" style:font-style-complex="italic" style:font-weight-complex="normal"/>
    </style:style>
    <style:style style:name="P3" style:family="paragraph" style:parent-style-name="Standard">
      <style:text-properties style:font-name="Liberation Serif" fo:font-size="20pt" fo:font-style="italic" style:text-underline-style="none" fo:font-weight="bold" officeooo:rsid="0012b42e" officeooo:paragraph-rsid="0012b42e" style:font-size-asian="17.5pt" style:font-style-asian="italic" style:font-weight-asian="bold" style:font-size-complex="20pt" style:font-style-complex="italic" style:font-weight-complex="bold"/>
    </style:style>
    <style:style style:name="P4" style:family="paragraph" style:parent-style-name="Standard" style:list-style-name="L1">
      <style:text-properties style:font-name="Liberation Serif" fo:font-size="20pt" fo:font-style="italic" style:text-underline-style="none" fo:font-weight="normal" officeooo:rsid="0012b42e" officeooo:paragraph-rsid="0012b42e" style:font-size-asian="17.5pt" style:font-style-asian="italic" style:font-weight-asian="normal" style:font-size-complex="20pt" style:font-style-complex="italic" style:font-weight-complex="normal"/>
    </style:style>
    <style:style style:name="P5" style:family="paragraph" style:parent-style-name="Standard">
      <style:text-properties style:font-name="Liberation Serif" fo:font-size="20pt" fo:font-style="italic" style:text-underline-style="none" fo:font-weight="normal" officeooo:rsid="0012b42e" officeooo:paragraph-rsid="0012b42e" style:font-size-asian="17.5pt" style:font-style-asian="italic" style:font-weight-asian="normal" style:font-size-complex="20pt" style:font-style-complex="italic" style:font-weight-complex="normal"/>
    </style:style>
    <style:style style:name="P6" style:family="paragraph" style:parent-style-name="Standard" style:list-style-name="L2">
      <style:text-properties style:font-name="Liberation Serif" fo:font-size="20pt" fo:font-style="italic" style:text-underline-style="none" fo:font-weight="normal" officeooo:rsid="0012b42e" officeooo:paragraph-rsid="0012b42e" style:font-size-asian="17.5pt" style:font-style-asian="italic" style:font-weight-asian="normal" style:font-size-complex="20pt" style:font-style-complex="italic" style:font-weight-complex="normal"/>
    </style:style>
    <style:style style:name="P7" style:family="paragraph" style:parent-style-name="Standard" style:list-style-name="L2">
      <style:text-properties style:font-name="Liberation Serif" fo:font-size="20pt" fo:font-style="italic" style:text-underline-style="none" fo:font-weight="normal" officeooo:rsid="00144875" officeooo:paragraph-rsid="00144875" style:font-size-asian="17.5pt" style:font-style-asian="italic" style:font-weight-asian="normal" style:font-size-complex="20pt" style:font-style-complex="italic" style:font-weight-complex="normal"/>
    </style:style>
    <style:style style:name="P8" style:family="paragraph" style:parent-style-name="Standard">
      <style:text-properties style:font-name="Liberation Serif" fo:font-size="20pt" fo:font-style="italic" style:text-underline-style="none" fo:font-weight="normal" officeooo:rsid="00144875" officeooo:paragraph-rsid="00144875" style:font-size-asian="17.5pt" style:font-style-asian="italic" style:font-weight-asian="normal" style:font-size-complex="20pt" style:font-style-complex="italic" style:font-weight-complex="normal"/>
    </style:style>
    <style:style style:name="P9" style:family="paragraph" style:parent-style-name="Standard">
      <style:text-properties style:font-name="Liberation Serif" fo:font-size="20pt" fo:font-style="italic" style:text-underline-style="solid" style:text-underline-width="auto" style:text-underline-color="font-color" fo:font-weight="normal" officeooo:rsid="00144875" officeooo:paragraph-rsid="00144875" style:font-size-asian="17.5pt" style:font-style-asian="italic" style:font-weight-asian="normal" style:font-size-complex="20pt" style:font-style-complex="italic" style:font-weight-complex="normal"/>
    </style:style>
    <style:style style:name="P10" style:family="paragraph" style:parent-style-name="Standard">
      <style:text-properties style:font-name="Liberation Serif" fo:font-size="20pt" fo:font-style="italic" style:text-underline-style="none" fo:font-weight="bold" officeooo:rsid="00144875" officeooo:paragraph-rsid="00144875" style:font-size-asian="17.5pt" style:font-style-asian="italic" style:font-weight-asian="bold" style:font-size-complex="20pt" style:font-style-complex="italic" style:font-weight-complex="bold"/>
    </style:style>
    <style:style style:name="P11" style:family="paragraph" style:parent-style-name="Standard" style:list-style-name="L3">
      <style:text-properties style:font-name="Liberation Serif" fo:font-size="20pt" fo:font-style="italic" style:text-underline-style="none" fo:font-weight="normal" officeooo:rsid="00144875" officeooo:paragraph-rsid="00144875" style:font-size-asian="17.5pt" style:font-style-asian="italic" style:font-weight-asian="normal" style:font-size-complex="20pt" style:font-style-complex="italic" style:font-weight-complex="normal"/>
    </style:style>
    <style:style style:name="P12" style:family="paragraph" style:parent-style-name="Standard" style:list-style-name="L4">
      <style:text-properties style:font-name="Liberation Serif" fo:font-size="20pt" fo:font-style="italic" style:text-underline-style="none" fo:font-weight="normal" officeooo:rsid="00144875" officeooo:paragraph-rsid="00144875" style:font-size-asian="17.5pt" style:font-style-asian="italic" style:font-weight-asian="normal" style:font-size-complex="20pt" style:font-style-complex="italic" style:font-weight-complex="normal"/>
    </style:style>
    <style:style style:name="P13" style:family="paragraph" style:parent-style-name="Standard" style:list-style-name="L4">
      <style:text-properties style:font-name="Liberation Serif" fo:font-size="20pt" fo:font-style="italic" style:text-underline-style="none" fo:font-weight="normal" officeooo:rsid="00153b45" officeooo:paragraph-rsid="00153b45" style:font-size-asian="17.5pt" style:font-style-asian="italic" style:font-weight-asian="normal" style:font-size-complex="20pt" style:font-style-complex="italic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53b4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net &amp; Web Design</text:p>
      <text:p text:style-name="P1"/>
      <text:p text:style-name="P2">UNIT I</text:p>
      <text:p text:style-name="P2"/>
      <text:p text:style-name="P3">Internet</text:p>
      <text:list text:style-name="L1">
        <text:list-item>
          <text:p text:style-name="P4">Introduction</text:p>
        </text:list-item>
        <text:list-item>
          <text:p text:style-name="P4">Evaluation of Internet</text:p>
        </text:list-item>
        <text:list-item>
          <text:p text:style-name="P4">Internet service &amp; Provider</text:p>
        </text:list-item>
        <text:list-item>
          <text:p text:style-name="P4">Computer Networks</text:p>
        </text:list-item>
        <text:list-item>
          <text:p text:style-name="P4">Internet URL</text:p>
        </text:list-item>
        <text:list-item>
          <text:p text:style-name="P4">Difference b/w Internet, Intranet, Extranet &amp; Virtual Private Network</text:p>
        </text:list-item>
        <text:list-item>
          <text:p text:style-name="P4">World Wide Web &amp; Search Engines</text:p>
        </text:list-item>
        <text:list-item>
          <text:p text:style-name="P4">News groups, Emails, Web Portal, Chat &amp; Social Networking, Audio &amp; Video Conferencing, FTP, Remote login, ECommerce, ELearning, EGovernance, EBanking</text:p>
        </text:list-item>
        <text:list-item>
          <text:p text:style-name="P4">Internet Protocols – TCP, IP, UDP, FDP, HTTP</text:p>
        </text:list-item>
        <text:list-item>
          <text:p text:style-name="P4">Data encryption &amp; decryption</text:p>
        </text:list-item>
        <text:list-item>
          <text:p text:style-name="P4">Concepts of digital signature</text:p>
        </text:list-item>
        <text:list-item>
          <text:p text:style-name="P4">Concepts of firewall security</text:p>
        </text:list-item>
      </text:list>
      <text:p text:style-name="P5"/>
      <text:p text:style-name="P2">UNIT II</text:p>
      <text:p text:style-name="P2"/>
      <text:p text:style-name="P3">HTML</text:p>
      <text:list text:style-name="L2">
        <text:list-item>
          <text:p text:style-name="P6">HTML tag</text:p>
        </text:list-item>
        <text:list-item>
          <text:p text:style-name="P6">Web page &amp; its types</text:p>
        </text:list-item>
        <text:list-item>
          <text:p text:style-name="P6">Publishing HTML pages</text:p>
        </text:list-item>
        <text:list-item>
          <text:p text:style-name="P6">Basic tags</text:p>
        </text:list-item>
        <text:list-item>
          <text:p text:style-name="P7">HTML document structure</text:p>
        </text:list-item>
        <text:list-item>
          <text:p text:style-name="P7"><text:soft-page-break/>Adding text in newline</text:p>
        </text:list-item>
        <text:list-item>
          <text:p text:style-name="P7">Creating Heading</text:p>
        </text:list-item>
        <text:list-item>
          <text:p text:style-name="P7">Creating a paragraph</text:p>
        </text:list-item>
        <text:list-item>
          <text:p text:style-name="P7">Creating a horizontal ruler</text:p>
        </text:list-item>
        <text:list-item>
          <text:p text:style-name="P7">Scrolling text</text:p>
        </text:list-item>
        <text:list-item>
          <text:p text:style-name="P7">Linking to other page</text:p>
        </text:list-item>
        <text:list-item>
          <text:p text:style-name="P7">Text fomanting tags</text:p>
        </text:list-item>
        <text:list-item>
          <text:p text:style-name="P7">Font tags with attribute</text:p>
        </text:list-item>
        <text:list-item>
          <text:p text:style-name="P7">Working with list tags</text:p>
        </text:list-item>
        <text:list-item>
          <text:p text:style-name="P7">Creating table related tags with attribute</text:p>
        </text:list-item>
        <text:list-item>
          <text:p text:style-name="P7">Creating HTML from with adding controls, frame &amp; frameset tags</text:p>
        </text:list-item>
        <text:list-item>
          <text:p text:style-name="P7">Putting graphics on a web page</text:p>
        </text:list-item>
        <text:list-item>
          <text:p text:style-name="P7">Custom background &amp; colors</text:p>
        </text:list-item>
      </text:list>
      <text:p text:style-name="P8"/>
      <text:p text:style-name="P9">UNIT III</text:p>
      <text:p text:style-name="P9"/>
      <text:p text:style-name="P10">Introduction to Cascading Style Sheet</text:p>
      <text:list text:style-name="L3">
        <text:list-item>
          <text:p text:style-name="P11">Concepts of workbook</text:p>
        </text:list-item>
        <text:list-item>
          <text:p text:style-name="P11">Defining style with HTML tags</text:p>
        </text:list-item>
        <text:list-item>
          <text:p text:style-name="P11">Features of style sheet</text:p>
        </text:list-item>
        <text:list-item>
          <text:p text:style-name="P11">Types of style sheet – External, Internal &amp; Inline</text:p>
        </text:list-item>
        <text:list-item>
          <text:p text:style-name="P11">Style properties</text:p>
        </text:list-item>
        <text:list-item>
          <text:p text:style-name="P11">Style class &amp; ID selector</text:p>
        </text:list-item>
      </text:list>
      <text:p text:style-name="P8"/>
      <text:p text:style-name="P9">UNIT IV</text:p>
      <text:p text:style-name="P9"/>
      <text:p text:style-name="P10">Introduction to JavaScript</text:p>
      <text:list text:style-name="L4">
        <text:list-item>
          <text:p text:style-name="P12">Writing 1<text:span text:style-name="T1">st </text:span><text:span text:style-name="T2">JavaScript</text:span></text:p>
        </text:list-item>
        <text:list-item>
          <text:p text:style-name="P12"><text:soft-page-break/>HTML &amp; JS</text:p>
        </text:list-item>
        <text:list-item>
          <text:p text:style-name="P12">Variables – <text:span text:style-name="T3">Rules for naming, Declaring, Assigning value &amp; scope</text:span></text:p>
        </text:list-item>
        <text:list-item>
          <text:p text:style-name="P13">Using Operators</text:p>
        </text:list-item>
        <text:list-item>
          <text:p text:style-name="P13">Control statements</text:p>
        </text:list-item>
        <text:list-item>
          <text:p text:style-name="P13">JS loops</text:p>
        </text:list-item>
        <text:list-item>
          <text:p text:style-name="P13">JS encoding types – External &amp; Internal</text:p>
        </text:list-item>
        <text:list-item>
          <text:p text:style-name="P13">JS functions – Defination, returning value from function &amp; user define function</text:p>
          <text:p text:style-name="P13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4T22:59:45.367128499</meta:creation-date>
    <dc:date>2025-08-24T23:27:29.883691744</dc:date>
    <meta:editing-duration>PT5M9S</meta:editing-duration>
    <meta:editing-cycles>1</meta:editing-cycles>
    <meta:document-statistic meta:table-count="0" meta:image-count="0" meta:object-count="0" meta:page-count="3" meta:paragraph-count="54" meta:word-count="269" meta:character-count="1482" meta:non-whitespace-character-count="1306"/>
    <meta:generator>LibreOffice/24.8.7.2$Linux_X86_64 LibreOffice_project/480$Build-2</meta:generator>
  </office:meta>
</office:document-meta>
</file>